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rst_20_paragraph">
      <style:text-properties officeooo:paragraph-rsid="00182246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Lucida Sans Unicode" style:font-name-complex="Tahoma1"/>
    </style:style>
    <style:style style:name="P7" style:family="paragraph" style:parent-style-name="Text_20_body" style:list-style-name="L4"/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97ecc"/>
    </style:style>
    <style:style style:name="P9" style:family="paragraph" style:parent-style-name="Text_20_body">
      <style:text-properties officeooo:paragraph-rsid="001822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ff9c"/>
    </style:style>
    <style:style style:name="T4" style:family="text">
      <style:text-properties fo:font-weight="bold" officeooo:rsid="0017ff9c" style:font-weight-asian="bold" style:font-weight-complex="bold"/>
    </style:style>
    <style:style style:name="T5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822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nteproyecto"/>Anteproyecto<text:bookmark-end text:name="anteproyecto"/></text:h>
      <text:p text:style-name="First_20_paragraph"><text:span text:style-name="T1">Título:</text:span> <text:span text:style-name="T2">Dark Blue: Mar de Acero</text:span><text:line-break/><text:span text:style-name="T1">Autor:</text:span> Alberto Tabernero Valle</text:p>
      <text:h text:style-name="Heading_20_2" text:outline-level="2"><text:bookmark-start text:name="introducción"/>1. Introducción<text:bookmark-end text:name="introducción"/></text:h>
      <text:p text:style-name="P1">Este <text:span text:style-name="T3">proyecto en resumen, pretende ser una adptación del clásico juego de “</text:span><text:span text:style-name="T4">Hundir la Flota</text:span><text:span text:style-name="T3">”.</text:span></text:p>
      <text:p text:style-name="P1"><text:span text:style-name="T3">La idea u objetivo de su desarrollo en principio es bastante ambiciosa, y se verá afectada por el tiempo disponible y las dificultades que surjan en el proceso.</text:span><text:line-break/></text:p>
      <text:h text:style-name="Heading_20_2" text:outline-level="2"><text:bookmark-start text:name="objetivos"/>2. Objetivos<text:bookmark-end text:name="objetivos"/></text:h>
      <text:list text:style-name="L1">
        <text:list-item>
          <text:p text:style-name="P2">Implementar un <text:span text:style-name="T1">sistema de registro/login</text:span> con verificación de cuenta e inicio de sesión con Google.<text:line-break/></text:p>
        </text:list-item>
        <text:list-item>
          <text:p text:style-name="P2">Desarrollar una <text:span text:style-name="T1">interfaz responsiva</text:span> con Angular + Tailwind, incorporando arrastre de barcos con CDK Drag.<text:line-break/></text:p>
        </text:list-item>
        <text:list-item>
          <text:p text:style-name="P2">Implementar <text:span text:style-name="T1">modos de juego</text:span>: usuario vs IA (modo historia) y usuario vs usuario (online).<text:line-break/></text:p>
        </text:list-item>
        <text:list-item>
          <text:p text:style-name="P2">Añadir opciones de configuración y personalización de usuario.<text:line-break/></text:p>
        </text:list-item>
        <text:list-item>
          <text:p text:style-name="P2">Diseñar un <text:span text:style-name="T1">backend seguro</text:span> con JWT y almacenamiento de multimedia en sistema local (escalable a la nube).</text:p>
        </text:list-item>
      </text:list>
      <text:h text:style-name="Heading_20_2" text:outline-level="2"><text:bookmark-start text:name="alcance"/>3. Alcance<text:bookmark-end text:name="alcance"/></text:h>
      <text:p text:style-name="First_20_paragraph"><text:span text:style-name="T1">Versión inicial:</text:span><text:line-break/>- Registro/login con verificación.<text:line-break/>- Tablero con arrastre de submarinos.<text:line-break/>- Partida contra IA.</text:p>
      <text:p text:style-name="Text_20_body"><text:span text:style-name="T1">Mejoras posteriores:</text:span><text:line-break/>- Juego online en tiempo real con chat.<text:line-break/>- Personalización de avatar y minitienda.</text:p>
      <text:h text:style-name="Heading_20_2" text:outline-level="2"><text:bookmark-start text:name="tecnologías"/>4. Tecnologías<text:bookmark-end text:name="tecnologías"/></text:h>
      <text:list text:style-name="L2">
        <text:list-item>
          <text:p text:style-name="P3"><text:span text:style-name="T1">Frontend:</text:span> Angular 19, Tailwind, Angular CDK.<text:line-break/></text:p>
        </text:list-item>
        <text:list-item>
          <text:p text:style-name="P3"><text:span text:style-name="T1">Backend:</text:span> Spring Boot, Spring Security, JWT.<text:line-break/></text:p>
        </text:list-item>
        <text:list-item>
          <text:p text:style-name="P3"><text:soft-page-break/><text:span text:style-name="T1">BD:</text:span> MongoDB.<text:line-break/></text:p>
        </text:list-item>
        <text:list-item>
          <text:p text:style-name="P3"><text:span text:style-name="T1">Servicios externos:</text:span> API de Google (login, email).<text:line-break/></text:p>
        </text:list-item>
        <text:list-item>
          <text:p text:style-name="P3"><text:span text:style-name="T1">Otros:</text:span> GitHub, Postman, Docker.</text:p>
        </text:list-item>
      </text:list>
      <text:h text:style-name="Heading_20_2" text:outline-level="2"><text:bookmark-start text:name="planificación"/>5. Planificación<text:bookmark-end text:name="planificación"/></text:h>
      <text:list text:style-name="L3">
        <text:list-item>
          <text:p text:style-name="P4">Registro/login y verificación.<text:line-break/></text:p>
        </text:list-item>
        <text:list-item>
          <text:p text:style-name="P4">Tablero con arrastre de barcos.<text:line-break/></text:p>
        </text:list-item>
        <text:list-item>
          <text:p text:style-name="P4">Modo historia contra IA.<text:line-break/></text:p>
        </text:list-item>
        <text:list-item>
          <text:p text:style-name="P4">Login con Google.<text:line-break/></text:p>
        </text:list-item>
        <text:list-item>
          <text:p text:style-name="P4">Juego online.<text:line-break/></text:p>
        </text:list-item>
        <text:list-item>
          <text:p text:style-name="P4">Funcionalidades extra (chat, tienda, personalización).</text:p>
        </text:list-item>
      </text:list>
      <text:p text:style-name="P5"/>
      <text:h text:style-name="P6" text:outline-level="2">6. Repositorios</text:h>
      <text:list text:style-name="L4">
        <text:list-item>
          <text:p text:style-name="P7">Frontend: <text:a xlink:type="simple" xlink:href="https://github.com/aLbEaNy/dark_blue_front" office:target-frame-name="_new" xlink:show="replace" text:style-name="Internet_20_link" text:visited-style-name="Visited_20_Internet_20_Link">https://github.com/aLbEaNy/dark_blue_front</text:a></text:p>
        </text:list-item>
        <text:list-item>
          <text:p text:style-name="P7">Backend: <text:a xlink:type="simple" xlink:href="https://github.com/aLbEaNy/dark_blue_back" office:target-frame-name="_new" xlink:show="replace" text:style-name="Internet_20_link" text:visited-style-name="Visited_20_Internet_20_Link">https://github.com/aLbEaNy/dark_blue_back</text:a></text:p>
        </text:list-item>
      </text:list>
      <text:p text:style-name="Text_20_body">⚠️ <text:span text:style-name="Strong_20_Emphasis">Nota:</text:span> Los archivos con credenciales y claves secretas no se publican en los repositorios por motivos de seguridad.<text:line-break/>Estos se guardan en el archivo <text:span text:style-name="Source_20_Text">application-secrets.properties</text:span>, ubicado en la carpeta <text:span text:style-name="Source_20_Text">resources</text:span> del backend, el cual no está versionado en GitHub.</text:p>
      <text:p text:style-name="P8" loext:marker-style-name="T5"><text:span text:style-name="T6">#API GOOGLE PARA LOGIN<text:line-break/></text:span><text:span text:style-name="T7">GOOGLE_CLIENT_ID</text:span><text:span text:style-name="T8">=</text:span><text:span text:style-name="T5">1076915317631-ogahf76hk4m8dlhuibsdnr6fv27kph7h.apps.googleusercontent.com<text:line-break/></text:span><text:span text:style-name="T7">GOOGLE_CLIENT_SECRET</text:span><text:span text:style-name="T8">=</text:span><text:span text:style-name="T5">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<text:line-break/><text:line-break/></text:span><text:span text:style-name="T6">#CREDENCIALES PARA ENVIAR EMAIL<text:line-break/></text:span><text:span text:style-name="T7">GOOGLE_USERNAME</text:span><text:span text:style-name="T8">=</text:span><text:span text:style-name="T5">registroatv@gmail.com<text:line-break/></text:span><text:span text:style-name="T7">GOOGLE_APP_PASS</text:span><text:span text:style-name="T8">=</text:span><text:span text:style-name="T5">ivmgklrlqncvrnli</text:span></text:p>
      <text:p text:style-name="P9"/>
      <text:h text:style-name="Heading_20_2" text:outline-level="2"><text:bookmark text:name="conclusión"/><text:span text:style-name="T9">Reflexión</text:span> <text:span text:style-name="T9">personal</text:span></text:h>
      <text:p text:style-name="First_20_paragraph"><text:span text:style-name="T2">Dark Blue: Mar de Acero</text:span> es un proyecto <text:span text:style-name="T1">ambicioso pero factible</text:span>, que <text:span text:style-name="T9">me </text:span>permitirá consolidar competencias de desarrollo <text:span text:style-name="T1">fullstack</text:span>, <text:span text:style-name="T9">explorar nuevas tecnologías y expandir mi creatividad disfrutando con el proceso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keyword/>
    <meta:initial-creator/>
    <meta:creation-date>2025-09-11T08:43:54Z</meta:creation-date>
    <dc:date>2025-09-11T10:59:41.824664700</dc:date>
    <meta:editing-duration>PT3M22S</meta:editing-duration>
    <meta:editing-cycles>1</meta:editing-cycles>
    <meta:document-statistic meta:table-count="0" meta:image-count="0" meta:object-count="0" meta:page-count="2" meta:paragraph-count="35" meta:word-count="321" meta:character-count="2333" meta:non-whitespace-character-count="2048"/>
  </office:meta>
</office:document-meta>
</file>